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JOOScript">${root.title}</text:text-input></text:p>
          </table:table-cell>
          <table:table-cell table:style-name="Table1.B1" office:value-type="string">
            <text:p text:style-name="Table_20_Contents"><text:text-input text:description="JOOScript">${root.something}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cript script:language="JOOScript">@table:table-row
[#list root.children as element]
@/table:table-row
[/#list]</text:script></text:p>
            <text:p text:style-name="Table_20_Contents"><text:text-input text:description="JOOScript">${element.foo}</text:text-input></text:p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cript script:language="JOOScript">@table:table-row
[#list root.arrayChildren as element]
@/table:table-row
[/#list]</text:script></text:p>
            <text:p text:style-name="Table_20_Contents"><text:text-input text:description="JOOScript">${element.foo}</text:text-input>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12T22:29:23.85</dc:date>
    <dc:language>en-US</dc:language>
    <meta:editing-cycles>9</meta:editing-cycles>
    <meta:editing-duration>PT6M8S</meta:editing-duration>
    <meta:document-statistic meta:table-count="3" meta:image-count="0" meta:object-count="0" meta:page-count="1" meta:paragraph-count="6" meta:word-count="12" meta:character-count="68"/>
    <meta:user-defined meta:name="Info 1"/>
    <meta:user-defined meta:name="Info 2"/>
    <meta:user-defined meta:name="Info 3"/>
    <meta:user-defined meta:name="Info 4"/>
  </office:meta>
</office:document-meta>
</file>